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2" style:family="graphic" style:parent-style-name="standard">
      <style:graphic-properties draw:textarea-horizontal-align="justify" draw:textarea-vertical-align="middle" draw:auto-grow-height="false" fo:min-height="3.795cm" fo:min-width="3.277cm"/>
    </style:style>
    <style:style style:name="gr3" style:family="graphic" style:parent-style-name="standard">
      <style:graphic-properties draw:stroke="none" svg:stroke-width="0cm" draw:marker-start-width="0.279cm" draw:marker-end-width="0.279cm" draw:fill="solid" draw:fill-color="#3465a4" loext:fill-use-slide-background="false" draw:opacity="100%" draw:textarea-horizontal-align="justify" draw:textarea-vertical-align="middle" draw:auto-grow-height="false" fo:min-height="3.084cm" fo:min-width="0.862cm" fo:padding-top="0.151cm" fo:padding-bottom="0.151cm" fo:padding-left="0.276cm" fo:padding-right="0.276cm" draw:shadow="hidden"/>
    </style:style>
    <style:style style:name="gr4" style:family="graphic" style:parent-style-name="standard">
      <style:graphic-properties draw:fill-color="#ff0000" draw:textarea-horizontal-align="justify" draw:textarea-vertical-align="middle" draw:auto-grow-height="false" fo:min-height="0.039cm" fo:min-width="0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draw:fill-color="#3465a4" draw:opacity="100%"/>
      <style:paragraph-properties fo:text-align="center"/>
    </style:style>
    <style:style style:name="P4" style:family="paragraph">
      <loext:graphic-properties draw:fill-color="#ff0000"/>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line draw:style-name="gr1" draw:text-style-name="P1" draw:layer="layout" svg:x1="3.475cm" svg:y1="7.372cm" svg:x2="15.322cm" svg:y2="7.372cm">
          <text:p/>
        </draw:line>
        <draw:custom-shape draw:style-name="gr2" draw:text-style-name="P2" draw:layer="layout" svg:width="3.776cm" svg:height="6.47cm" draw:transform="rotate (1.5707963267949) translate (6.085cm 9.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3.476cm" svg:y1="7.372cm" svg:x2="6.807cm" svg:y2="7.372cm">
          <text:p/>
        </draw:line>
        <draw:line draw:style-name="gr1" draw:text-style-name="P1" draw:layer="layout" svg:x1="6.761cm" svg:y1="4.786cm" svg:x2="6.761cm" svg:y2="9.958cm">
          <text:p/>
        </draw:line>
        <draw:line draw:style-name="gr1" draw:text-style-name="P1" draw:layer="layout" svg:x1="8.589cm" svg:y1="9.2cm" svg:x2="4.932cm" svg:y2="5.543cm">
          <text:p/>
        </draw:line>
        <draw:path draw:style-name="gr3" draw:text-style-name="P3" draw:layer="layout" svg:width="1.61cm" svg:height="4.767cm" svg:x="9.829cm" svg:y="5.082cm" svg:viewBox="0 0 1611 4768" svg:d="M341 4243c-4 1-8 2-11 2h-269c32 60 66 115 101 165 71 101 147 178 225 229 39 25 78 44 117 57s79 19 118 19c40 0 79-6 118-19s78-32 117-57c78-51 154-128 225-229 72-102 138-226 196-369 59-144 110-307 152-484 84-357 128-761 128-1173s-44-816-128-1173c-42-177-93-340-152-484-58-143-124-267-196-369-71-101-147-178-225-229-39-25-78-44-117-57s-78-19-118-19c-39 0-79 6-118 19s-78 32-117 57c-78 51-154 128-225 229-8 11-15 22-23 34h191c4 0 9 1 13 4 4 2 7 5 9 9 3 4 4 8 4 13h-292c0-5 1-9 4-13 17-27 34-53 51-78 75-106 156-188 239-242 43-28 86-49 130-63 44-15 89-22 134-22s90 7 134 22c44 14 87 35 130 63 83 54 164 136 239 242 74 105 142 233 202 380 60 146 112 312 154 492 85 360 130 769 130 1185s-45 825-130 1185c-42 180-94 346-154 492-60 147-128 275-202 380-75 106-156 188-239 242-43 28-86 49-130 63-44 15-89 22-134 22s-90-7-134-22c-44-14-87-35-130-63-83-54-164-136-239-242-42-59-81-126-119-198z">
          <text:p/>
        </draw:path>
        <draw:custom-shape draw:style-name="gr4" draw:text-style-name="P4" draw:layer="layout" svg:width="0.407cm" svg:height="0.407cm" svg:x="11.224cm" svg:y="7.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6T21:57:33.506646631</meta:creation-date>
    <dc:date>2024-07-16T22:17:25.331226439</dc:date>
    <meta:editing-duration>PT19M53S</meta:editing-duration>
    <meta:editing-cycles>2</meta:editing-cycles>
    <meta:generator>LibreOffice/7.5.9.2$Linux_X86_64 LibreOffice_project/50$Build-2</meta:generator>
    <meta:document-statistic meta:object-count="7"/>
  </office:meta>
</office:document-meta>
</file>